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5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UnionTasMinArbreTasMinTableau" table:style-name="ta1">
        <table:shapes>
          <draw:frame draw:z-index="0" draw:style-name="gr1" draw:text-style-name="P1" svg:width="221.35mm" svg:height="130.74mm" svg:x="5.81mm" svg:y="2.16mm">
            <loext:p draw:notify-on-update-of-ranges="averageUnionTasMinArbreTasMinTableau.B1:averageUnionTasMinArbreTasMinTableau.I1 averageUnionTasMinArbreTasMinTableau.A6:averageUnionTasMinArbreTasMinTableau.A6 averageUnionTasMinArbreTasMinTableau.B6:averageUnionTasMinArbreTasMinTableau.I6 averageUnionTasMinArbreTasMinTableau.A7:averageUnionTasMinArbreTasMinTableau.A7 averageUnionTasMinArbreTasMinTableau.B7:averageUnionTasMinArbreTasMinTableau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float" office:value="80223" calcext:value-type="float">
            <text:p>80223</text:p>
          </table:table-cell>
          <table:table-cell office:value-type="float" office:value="101712" calcext:value-type="float">
            <text:p>101712</text:p>
          </table:table-cell>
          <table:table-cell office:value-type="float" office:value="234188" calcext:value-type="float">
            <text:p>234188</text:p>
          </table:table-cell>
          <table:table-cell office:value-type="float" office:value="477258" calcext:value-type="float">
            <text:p>477258</text:p>
          </table:table-cell>
          <table:table-cell office:value-type="float" office:value="2224273" calcext:value-type="float">
            <text:p>2224273</text:p>
          </table:table-cell>
          <table:table-cell office:value-type="float" office:value="3632764" calcext:value-type="float">
            <text:p>3632764</text:p>
          </table:table-cell>
          <table:table-cell office:value-type="float" office:value="7316779" calcext:value-type="float">
            <text:p>7316779</text:p>
          </table:table-cell>
          <table:table-cell office:value-type="float" office:value="13093436" calcext:value-type="float">
            <text:p>13093436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18575" calcext:value-type="float">
            <text:p>18575</text:p>
          </table:table-cell>
          <table:table-cell office:value-type="float" office:value="16286" calcext:value-type="float">
            <text:p>16286</text:p>
          </table:table-cell>
          <table:table-cell office:value-type="float" office:value="22775" calcext:value-type="float">
            <text:p>22775</text:p>
          </table:table-cell>
          <table:table-cell office:value-type="float" office:value="59573" calcext:value-type="float">
            <text:p>59573</text:p>
          </table:table-cell>
          <table:table-cell office:value-type="float" office:value="274627" calcext:value-type="float">
            <text:p>274627</text:p>
          </table:table-cell>
          <table:table-cell office:value-type="float" office:value="548662" calcext:value-type="float">
            <text:p>548662</text:p>
          </table:table-cell>
          <table:table-cell office:value-type="float" office:value="1089875" calcext:value-type="float">
            <text:p>1089875</text:p>
          </table:table-cell>
          <table:table-cell office:value-type="float" office:value="3519739" calcext:value-type="float">
            <text:p>351973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rbre</text:p>
          </table:table-cell>
          <table:table-cell table:formula="of:=[.B2]/1000000" office:value-type="float" office:value="0.080223" calcext:value-type="float">
            <text:p>0,080223</text:p>
          </table:table-cell>
          <table:table-cell table:formula="of:=[.C2]/1000000" office:value-type="float" office:value="0.101712" calcext:value-type="float">
            <text:p>0,101712</text:p>
          </table:table-cell>
          <table:table-cell table:formula="of:=[.D2]/1000000" office:value-type="float" office:value="0.234188" calcext:value-type="float">
            <text:p>0,234188</text:p>
          </table:table-cell>
          <table:table-cell table:formula="of:=[.E2]/1000000" office:value-type="float" office:value="0.477258" calcext:value-type="float">
            <text:p>0,477258</text:p>
          </table:table-cell>
          <table:table-cell table:formula="of:=[.F2]/1000000" office:value-type="float" office:value="2.224273" calcext:value-type="float">
            <text:p>2,224273</text:p>
          </table:table-cell>
          <table:table-cell table:formula="of:=[.G2]/1000000" office:value-type="float" office:value="3.632764" calcext:value-type="float">
            <text:p>3,632764</text:p>
          </table:table-cell>
          <table:table-cell table:formula="of:=[.H2]/1000000" office:value-type="float" office:value="7.316779" calcext:value-type="float">
            <text:p>7,316779</text:p>
          </table:table-cell>
          <table:table-cell table:formula="of:=[.I2]/1000000" office:value-type="float" office:value="13.093436" calcext:value-type="float">
            <text:p>13,093436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table:formula="of:=[.B3]/1000000" office:value-type="float" office:value="0.018575" calcext:value-type="float">
            <text:p>0,018575</text:p>
          </table:table-cell>
          <table:table-cell table:formula="of:=[.C3]/1000000" office:value-type="float" office:value="0.016286" calcext:value-type="float">
            <text:p>0,016286</text:p>
          </table:table-cell>
          <table:table-cell table:formula="of:=[.D3]/1000000" office:value-type="float" office:value="0.022775" calcext:value-type="float">
            <text:p>0,022775</text:p>
          </table:table-cell>
          <table:table-cell table:formula="of:=[.E3]/1000000" office:value-type="float" office:value="0.059573" calcext:value-type="float">
            <text:p>0,059573</text:p>
          </table:table-cell>
          <table:table-cell table:formula="of:=[.F3]/1000000" office:value-type="float" office:value="0.274627" calcext:value-type="float">
            <text:p>0,274627</text:p>
          </table:table-cell>
          <table:table-cell table:formula="of:=[.G3]/1000000" office:value-type="float" office:value="0.548662" calcext:value-type="float">
            <text:p>0,548662</text:p>
          </table:table-cell>
          <table:table-cell table:formula="of:=[.H3]/1000000" office:value-type="float" office:value="1.089875" calcext:value-type="float">
            <text:p>1,089875</text:p>
          </table:table-cell>
          <table:table-cell table:formula="of:=[.I3]/1000000" office:value-type="float" office:value="3.519739" calcext:value-type="float">
            <text:p>3,519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3:39:47.683866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3:41:13.757977402</dc:date>
    <meta:editing-duration>PT15M7S</meta:editing-duration>
    <meta:editing-cycles>8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36cm" svg:height="13.075cm" xlink:href=".." xlink:type="simple" chart:class="chart:bar" chart:style-name="ch1">
        <chart:title svg:x="5.935cm" svg:y="0.396cm" chart:style-name="ch2">
          <text:p>Comparaison de la méthode Union pour les tas min</text:p>
        </chart:title>
        <chart:legend chart:legend-position="bottom" svg:x="9.419cm" svg:y="12.265cm" style:legend-expansion="wide" chart:style-name="ch3"/>
        <chart:plot-area chart:style-name="ch4" table:cell-range-address="averageUnionTasMinArbreTasMinTableau.B1:averageUnionTasMinArbreTasMinTableau.I1 averageUnionTasMinArbreTasMinTableau.A6:averageUnionTasMinArbreTasMinTableau.I7" chart:data-source-has-labels="both" svg:x="1.446cm" svg:y="1.448cm" svg:width="20.248cm" svg:height="9.582cm">
          <chartooo:coordinate-region svg:x="2.12cm" svg:y="1.662cm" svg:width="19.574cm" svg:height="8.694cm"/>
          <chart:axis chart:dimension="x" chart:name="primary-x" chart:style-name="ch5" chartooo:axis-type="auto">
            <chartooo:date-scale/>
            <chart:title svg:x="9.487cm" svg:y="11.292cm" chart:style-name="ch6">
              <text:p>Nombre d'entrées du fichier</text:p>
            </chart:title>
            <chart:categories table:cell-range-address="averageUnionTasMinArbreTasMinTableau.B1:averageUnionTasMinArbreTasMinTableau.I1"/>
          </chart:axis>
          <chart:axis chart:dimension="y" chart:name="primary-y" chart:style-name="ch7">
            <chart:title svg:x="0.451cm" svg:y="7.173cm" chart:style-name="ch8">
              <text:p>Temps (ms)</text:p>
            </chart:title>
            <chart:grid chart:style-name="ch9" chart:class="major"/>
          </chart:axis>
          <chart:series chart:style-name="ch10" chart:values-cell-range-address="averageUnionTasMinArbreTasMinTableau.B6:averageUnionTasMinArbreTasMinTableau.I6" chart:label-cell-address="averageUnionTasMinArbreTasMinTableau.A6:averageUnionTasMinArbreTasMinTableau.A6" chart:class="chart:bar">
            <chart:data-point chart:repeated="8"/>
          </chart:series>
          <chart:series chart:style-name="ch11" chart:values-cell-range-address="averageUnionTasMinArbreTasMinTableau.B7:averageUnionTasMinArbreTasMinTableau.I7" chart:label-cell-address="averageUnionTasMinArbreTasMinTableau.A7:averageUnionTasMinArbreTasMinTableau.A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verageUnionTasMinArbreTasMinTableau.B1:averageUnionTasMinArbreTasMinTableau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Arbre</text:p>
                <draw:g>
                  <svg:desc>averageUnionTasMinArbreTasMinTableau.A6:averageUnionTasMinArbreTasMinTableau.A6</svg:desc>
                </draw:g>
              </table:table-cell>
              <table:table-cell office:value-type="float" office:value="0.080223">
                <text:p>0.080223</text:p>
                <draw:g>
                  <svg:desc>averageUnionTasMinArbreTasMinTableau.B6:averageUnionTasMinArbreTasMinTableau.I6</svg:desc>
                </draw:g>
              </table:table-cell>
              <table:table-cell office:value-type="float" office:value="0.101712">
                <text:p>0.101712</text:p>
              </table:table-cell>
              <table:table-cell office:value-type="float" office:value="0.234188">
                <text:p>0.234188</text:p>
              </table:table-cell>
              <table:table-cell office:value-type="float" office:value="0.477258">
                <text:p>0.477258</text:p>
              </table:table-cell>
              <table:table-cell office:value-type="float" office:value="2.224273">
                <text:p>2.224273</text:p>
              </table:table-cell>
              <table:table-cell office:value-type="float" office:value="3.632764">
                <text:p>3.632764</text:p>
              </table:table-cell>
              <table:table-cell office:value-type="float" office:value="7.316779">
                <text:p>7.316779</text:p>
              </table:table-cell>
              <table:table-cell office:value-type="float" office:value="13.093436">
                <text:p>13.093436</text:p>
              </table:table-cell>
            </table:table-row>
            <table:table-row>
              <table:table-cell office:value-type="string">
                <text:p>Tableau</text:p>
                <draw:g>
                  <svg:desc>averageUnionTasMinArbreTasMinTableau.A7:averageUnionTasMinArbreTasMinTableau.A7</svg:desc>
                </draw:g>
              </table:table-cell>
              <table:table-cell office:value-type="float" office:value="0.018575">
                <text:p>0.018575</text:p>
                <draw:g>
                  <svg:desc>averageUnionTasMinArbreTasMinTableau.B7:averageUnionTasMinArbreTasMinTableau.I7</svg:desc>
                </draw:g>
              </table:table-cell>
              <table:table-cell office:value-type="float" office:value="0.016286">
                <text:p>0.016286</text:p>
              </table:table-cell>
              <table:table-cell office:value-type="float" office:value="0.022775">
                <text:p>0.022775</text:p>
              </table:table-cell>
              <table:table-cell office:value-type="float" office:value="0.059573">
                <text:p>0.059573</text:p>
              </table:table-cell>
              <table:table-cell office:value-type="float" office:value="0.274627">
                <text:p>0.274627</text:p>
              </table:table-cell>
              <table:table-cell office:value-type="float" office:value="0.548662">
                <text:p>0.548662</text:p>
              </table:table-cell>
              <table:table-cell office:value-type="float" office:value="1.089875">
                <text:p>1.089875</text:p>
              </table:table-cell>
              <table:table-cell office:value-type="float" office:value="3.519739">
                <text:p>3.519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